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8fe1d" officeooo:paragraph-rsid="0019f57d"/>
    </style:style>
    <style:style style:name="P2" style:family="paragraph" style:parent-style-name="Standard">
      <style:text-properties officeooo:rsid="0018fe1d" officeooo:paragraph-rsid="001fd7e6"/>
    </style:style>
    <style:style style:name="P3" style:family="paragraph" style:parent-style-name="Standard">
      <style:text-properties officeooo:rsid="001ad701" officeooo:paragraph-rsid="0019f57d"/>
    </style:style>
    <style:style style:name="P4" style:family="paragraph" style:parent-style-name="Standard">
      <style:text-properties fo:color="#c9211e" loext:opacity="100%" officeooo:rsid="0018fe1d" officeooo:paragraph-rsid="0019f57d"/>
    </style:style>
    <style:style style:name="P5" style:family="paragraph" style:parent-style-name="Standard">
      <style:text-properties fo:color="#c9211e" loext:opacity="100%" officeooo:rsid="0018fe1d" officeooo:paragraph-rsid="001b875f"/>
    </style:style>
    <style:style style:name="P6" style:family="paragraph" style:parent-style-name="Standard">
      <style:text-properties officeooo:rsid="0018fe1d" officeooo:paragraph-rsid="0019f57d"/>
    </style:style>
    <style:style style:name="T1" style:family="text">
      <style:text-properties officeooo:rsid="00253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チームとしての目標</text:p>
      <text:p text:style-name="P3">最低限の機能をいれる！</text:p>
      <text:p text:style-name="P3"/>
      <text:p text:style-name="P4">2. 各個人の目標</text:p>
      <text:p text:style-name="P1">・一人で抱え込まない</text:p>
      <text:p text:style-name="P1">・時間を意識する</text:p>
      <text:p text:style-name="P1"/>
      <text:p text:style-name="P4">3. 作成物概要（ユースケース図や画面遷移図などを見せながら解説）×</text:p>
      <text:p text:style-name="P1"/>
      <text:p text:style-name="P1"/>
      <text:p text:style-name="P4">4. 工夫した点</text:p>
      <text:p text:style-name="P1">・可読性の高いコードを書く</text:p>
      <text:p text:style-name="P1">適宜インデントをしたりやフォーマットを整え、また変更した時はコメントを残しておくことで、自分だけが分かるのではなく、他人が見たときにどこに何があるのかを探しやすいコードを書くことを意識しました。</text:p>
      <text:p text:style-name="P1"/>
      <text:p text:style-name="P4">5. デモ×</text:p>
      <text:p text:style-name="P4">//発表の時にするやつ</text:p>
      <text:p text:style-name="P1"/>
      <text:p text:style-name="P5">6. 苦労した点</text:p>
      <text:p text:style-name="P2"/>
      <text:p text:style-name="P1"/>
      <text:p text:style-name="P4">7.今後の課題</text:p>
      <text:p text:style-name="P1"/>
      <text:p text:style-name="P1"/>
      <text:p text:style-name="P4">8. 学んだ点、よくできた、成長した点。配属に向けての意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7:07:48.437000000</meta:creation-date>
    <dc:date>2022-05-27T18:08:16.570000000</dc:date>
    <meta:editing-duration>PT7H4M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4" meta:word-count="246" meta:character-count="262" meta:non-whitespace-character-count="255"/>
  </office:meta>
</office:document-meta>
</file>